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GB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s</text:p>
      <text:p text:style-name="P1"/>
      <text:list xml:id="list1029461240636247675" text:style-name="L1">
        <text:list-item>
          <text:p text:style-name="P2">id</text:p>
        </text:list-item>
        <text:list-item>
          <text:p text:style-name="P3">serial_no – <text:span text:style-name="T4">Сериен номер(Баркод и т.н.)</text:span></text:p>
        </text:list-item>
        <text:list-item>
          <text:p text:style-name="P2">name<text:span text:style-name="T1">-</text:span><text:span text:style-name="T2"> </text:span><text:span text:style-name="T4">Име на продукт</text:span></text:p>
        </text:list-item>
        <text:list-item>
          <text:p text:style-name="P2">cat_id <text:span text:style-name="T3">- </text:span><text:span text:style-name="T4"><text:s/>на категорията към която спада</text:span></text:p>
        </text:list-item>
        <text:list-item>
          <text:p text:style-name="P2">subcat_id –<text:span text:style-name="T3"> </text:span><text:span text:style-name="T4">на под-категория</text:span></text:p>
        </text:list-item>
        <text:list-item>
          <text:p text:style-name="P2">subsubcat_id –<text:span text:style-name="T3"> </text:span><text:span text:style-name="T4">на под-под-категория</text:span></text:p>
        </text:list-item>
        <text:list-item>
          <text:p text:style-name="P2">price –<text:span text:style-name="T3"> </text:span><text:span text:style-name="T4">Цена </text:span></text:p>
        </text:list-item>
        <text:list-item>
          <text:p text:style-name="P2">info –<text:span text:style-name="T3"> </text:span><text:span text:style-name="T4">Информация относно продукта</text:span></text:p>
        </text:list-item>
        <text:list-item>
          <text:p text:style-name="P2">weight <text:span text:style-name="T3">- </text:span><text:span text:style-name="T4">Тегло</text:span></text:p>
        </text:list-item>
        <text:list-item>
          <text:p text:style-name="P2">active –<text:span text:style-name="T3"> </text:span><text:span text:style-name="T4">Дали е в наличност или не (1 или 0)</text:span></text:p>
        </text:list-item>
        <text:list-item>
          <text:p text:style-name="P2">promo –<text:span text:style-name="T3"> </text:span><text:span text:style-name="T4">Дали е на промоция или не (1 или 0)</text:span></text:p>
        </text:list-item>
        <text:list-item>
          <text:p text:style-name="P2">date –<text:span text:style-name="T3"> </text:span><text:span text:style-name="T4">Дата „Добавя се автоматично при нов запис в таблицата“</text:span></text:p>
        </text:list-item>
        <text:list-item>
          <text:p text:style-name="P2">ml <text:span text:style-name="T3">- </text:span><text:span text:style-name="T4">Милилитри</text:span></text:p>
        </text:list-item>
        <text:list-item>
          <text:p text:style-name="P2">promo_price –<text:span text:style-name="T3"> </text:span><text:span text:style-name="T4">Промоционална цена</text:span></text:p>
        </text:list-item>
        <text:list-item>
          <text:p text:style-name="P2">user_id –<text:span text:style-name="T3"> </text:span><text:span text:style-name="T4">на потребителя добавил продукта</text:span></text:p>
        </text:list-item>
        <text:list-item>
          <text:p text:style-name="P2">amount –<text:span text:style-name="T3"> </text:span><text:span text:style-name="T4">налично количество</text:span></text:p>
        </text:list-item>
        <text:list-item>
          <text:p text:style-name="P2">bought –<text:span text:style-name="T3"> </text:span><text:span text:style-name="T4">количество закупен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5S</meta:editing-duration>
    <meta:editing-cycles>4</meta:editing-cycles>
    <meta:generator>OpenOffice/4.1.1$Win32 OpenOffice.org_project/411m6$Build-9775</meta:generator>
    <dc:date>2014-10-03T14:29:45.61</dc:date>
    <meta:document-statistic meta:table-count="0" meta:image-count="0" meta:object-count="0" meta:page-count="1" meta:paragraph-count="18" meta:word-count="109" meta:character-count="565"/>
    <meta:user-defined meta:name="Info 1"/>
    <meta:user-defined meta:name="Info 2"/>
    <meta:user-defined meta:name="Info 3"/>
    <meta:user-defined meta:name="Info 4"/>
  </office:meta>
</office:document-meta>
</file>